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03cm"/>
    </style:style>
    <style:style style:name="co4" style:family="table-column">
      <style:table-column-properties fo:break-before="auto" style:column-width="1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cc00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3399ff"/>
      <style:text-properties style:use-window-font-color="true" fo:font-size="14pt" style:font-size-asian="14pt" style:font-size-complex="14pt"/>
    </style:style>
    <style:style style:name="ce6" style:family="table-cell" style:parent-style-name="Default">
      <style:table-cell-properties fo:background-color="#ffcc00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399ff" fo:border="0.06pt solid #000000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NSAO" table:style-name="ta1">
        <table:shapes>
          <draw:frame draw:z-index="0" draw:style-name="gr1" draw:text-style-name="P1" svg:width="21.626cm" svg:height="10.472cm" svg:x="27.305cm" svg:y="0cm">
            <draw:object draw:notify-on-update-of-ranges="TENSAO.B2:TENSAO.F2 TENSAO.B7:TENSAO.B7 TENSAO.B7:TENSAO.F7 TENSAO.B2:TENSAO.F2 TENSAO.B6:TENSAO.B6 TENSAO.B6:TENSAO.F6 TENSAO.B2:TENSAO.F2 TENSAO.B5:TENSAO.B5 TENSAO.B5:TENSAO.F5 TENSAO.B2:TENSAO.F2 TENSAO.B4:TENSAO.B4 TENSAO.B4:TENSAO.F4 TENSAO.B2:TENSAO.F2 TENSAO.B3:TENSAO.B3 TENSAO.B3:TENSAO.F3 TENSAO.B2:TENSAO.F2 TENSAO.B3:TENSAO.B3 TENSAO.B3:TENSAO.F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772cm" svg:height="9.921cm" svg:x="8.666cm" svg:y="3.719cm">
            <draw:object draw:notify-on-update-of-ranges="TENSAO.A12:TENSAO.A16 TENSAO.B12:TENSAO.B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Leitura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Tensao</text:p>
          </table:table-cell>
          <table:table-cell table:style-name="ce2" office:value-type="string" calcext:value-type="string">
            <text:p>10 V</text:p>
          </table:table-cell>
          <table:table-cell table:number-columns-repeated="4" table:style-name="ce3"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20 V</text:p>
          </table:table-cell>
          <table:table-cell table:style-name="ce3" office:value-type="float" office:value="20.3" calcext:value-type="float">
            <text:p>20,3</text:p>
          </table:table-cell>
          <table:table-cell table:style-name="ce3" office:value-type="float" office:value="20.2" calcext:value-type="float">
            <text:p>20,2</text:p>
          </table:table-cell>
          <table:table-cell table:style-name="ce3" office:value-type="float" office:value="20.3" calcext:value-type="float">
            <text:p>20,3</text:p>
          </table:table-cell>
          <table:table-cell table:style-name="ce3" office:value-type="float" office:value="20.2" calcext:value-type="float">
            <text:p>20,2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30 V</text:p>
          </table:table-cell>
          <table:table-cell table:style-name="ce3" office:value-type="float" office:value="30.5" calcext:value-type="float">
            <text:p>30,5</text:p>
          </table:table-cell>
          <table:table-cell table:number-columns-repeated="3" table:style-name="ce3" office:value-type="float" office:value="30.6" calcext:value-type="float">
            <text:p>30,6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40 V</text:p>
          </table:table-cell>
          <table:table-cell table:number-columns-repeated="2" table:style-name="ce3" office:value-type="float" office:value="41" calcext:value-type="float">
            <text:p>41</text:p>
          </table:table-cell>
          <table:table-cell table:style-name="ce3" office:value-type="float" office:value="40.9" calcext:value-type="float">
            <text:p>40,9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50 V</text:p>
          </table:table-cell>
          <table:table-cell table:style-name="ce3" office:value-type="float" office:value="51.2" calcext:value-type="float">
            <text:p>51,2</text:p>
          </table:table-cell>
          <table:table-cell table:style-name="ce3" office:value-type="float" office:value="52.3" calcext:value-type="float">
            <text:p>52,3</text:p>
          </table:table-cell>
          <table:table-cell table:style-name="ce3" office:value-type="float" office:value="51.2" calcext:value-type="float">
            <text:p>51,2</text:p>
          </table:table-cell>
          <table:table-cell table:style-name="ce3" office:value-type="float" office:value="51.3" calcext:value-type="float">
            <text:p>51,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3" table:formula="of:=MEDIAN([.B3:.E3])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3" table:formula="of:=MEDIAN([.B4:.E4])" office:value-type="float" office:value="20.3" calcext:value-type="float">
            <text:p>20,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3" table:formula="of:=MEDIAN([.B5:.E5])" office:value-type="float" office:value="30.6" calcext:value-type="float">
            <text:p>30,6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3" table:formula="of:=MEDIAN([.B6:.E6])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3" table:formula="of:=MEDIAN([.B7:.E7])" office:value-type="float" office:value="51.2" calcext:value-type="float">
            <text:p>51,2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2">
          <table:table-cell table:style-name="ce4" office:value-type="string" calcext:value-type="string">
            <text:p>Valor <text:s/>Lido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Valor Corrigido </text:p>
          </table:table-cell>
          <table:table-cell table:style-name="ce7" table:formula="of:=0.96992571774*[.B22]+0.3008745324" office:value-type="float" office:value="40.06782895974" calcext:value-type="float">
            <text:p>40,0678289597</text:p>
          </table:table-cell>
          <table:table-cell table:number-columns-repeated="4"/>
        </table:table-row>
      </table:table>
      <table:table table:name="CORRENTE" table:style-name="ta1">
        <table:shapes>
          <draw:frame draw:z-index="0" draw:style-name="gr1" draw:text-style-name="P1" svg:width="20.846cm" svg:height="10.657cm" svg:x="17.163cm" svg:y="0.206cm">
            <draw:object draw:notify-on-update-of-ranges="CORRENTE.B2:CORRENTE.F2 CORRENTE.B8:CORRENTE.B8 CORRENTE.B8:CORRENTE.F8 CORRENTE.B2:CORRENTE.F2 CORRENTE.B7:CORRENTE.B7 CORRENTE.B7:CORRENTE.F7 CORRENTE.B2:CORRENTE.F2 CORRENTE.B6:CORRENTE.B6 CORRENTE.B6:CORRENTE.F6 CORRENTE.B2:CORRENTE.F2 CORRENTE.B5:CORRENTE.B5 CORRENTE.B5:CORRENTE.F5 CORRENTE.B2:CORRENTE.F2 CORRENTE.B4:CORRENTE.B4 CORRENTE.B4:CORRENTE.F4 CORRENTE.B2:CORRENTE.F2 CORRENTE.B3:CORRENTE.B3 CORRENTE.B3:CORRENTE.F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8.356cm" svg:y="4.296cm">
            <draw:object draw:notify-on-update-of-ranges="CORRENTE.A13:CORRENTE.A17 CORRENTE.B13:CORRENTE.B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Leitur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6">
            <text:p>Corrente</text:p>
          </table:table-cell>
          <table:table-cell office:value-type="string" calcext:value-type="string">
            <text:p>0,5 A</text:p>
          </table:table-cell>
          <table:table-cell table:number-columns-repeated="4" table:style-name="ce3" office:value-type="float" office:value="0.4" calcext:value-type="float">
            <text:p>0,4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1 A</text:p>
          </table:table-cell>
          <table:table-cell table:number-columns-repeated="4" table:style-name="ce3"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2 A</text:p>
          </table:table-cell>
          <table:table-cell table:number-columns-repeated="4" table:style-name="ce3" office:value-type="float" office:value="1.6" calcext:value-type="float">
            <text:p>1,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4 A</text:p>
          </table:table-cell>
          <table:table-cell table:number-columns-repeated="4" table:style-name="ce3" office:value-type="float" office:value="3.2" calcext:value-type="float">
            <text:p>3,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8 A</text:p>
          </table:table-cell>
          <table:table-cell table:number-columns-repeated="4" table:style-name="ce3" office:value-type="float" office:value="6.4" calcext:value-type="float">
            <text:p>6,4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10 A</text:p>
          </table:table-cell>
          <table:table-cell table:style-name="ce3" office:value-type="float" office:value="7.9" calcext:value-type="float">
            <text:p>7,9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8" office:value-type="string" calcext:value-type="string" table:number-columns-spanned="2" table:number-rows-spanned="1">
            <text:p>Media</text:p>
          </table:table-cell>
          <table:covered-table-cell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table:formula="of:=MEDIAN([.C4:.F4])" office:value-type="float" office:value="0.8" calcext:value-type="float">
            <text:p>0,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table:formula="of:=MEDIAN([.C5:.F5])" office:value-type="float" office:value="1.6" calcext:value-type="float">
            <text:p>1,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3" table:formula="of:=MEDIAN([.C6:.F6])" office:value-type="float" office:value="3.2" calcext:value-type="float">
            <text:p>3,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3" table:formula="of:=MEDIAN([.C7:.F7])" office:value-type="float" office:value="6.4" calcext:value-type="float">
            <text:p>6,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style-name="ce3" table:formula="of:=MEDIAN([.C8:.F8])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table:style-name="ce4" office:value-type="string" calcext:value-type="string">
            <text:p>Valor <text:s/>Lido</text:p>
          </table:table-cell>
          <table:table-cell table:style-name="ce6" office:value-type="float" office:value="0.4" calcext:value-type="float">
            <text:p>0,4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Valor Corrigido </text:p>
          </table:table-cell>
          <table:table-cell table:style-name="ce7" table:formula="of:=1.25*[.B19]" office:value-type="float" office:value="0.5" calcext:value-type="float">
            <text:p>0,5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 table:style-name="ce9"/>
        </table:table-row>
      </table:table>
      <table:table table:name="TENSAO_CALIBRADO" table:style-name="ta1">
        <table:shapes>
          <draw:frame draw:z-index="0" draw:style-name="gr1" draw:text-style-name="P1" svg:width="21.626cm" svg:height="10.472cm" svg:x="27.305cm" svg:y="0cm">
            <draw:object draw:notify-on-update-of-ranges="TENSAO_CALIBRADO.B2:TENSAO_CALIBRADO.F2 TENSAO_CALIBRADO.B7:TENSAO_CALIBRADO.B7 TENSAO_CALIBRADO.B7:TENSAO_CALIBRADO.F7 TENSAO_CALIBRADO.B2:TENSAO_CALIBRADO.F2 TENSAO_CALIBRADO.B6:TENSAO_CALIBRADO.B6 TENSAO_CALIBRADO.B6:TENSAO_CALIBRADO.F6 TENSAO_CALIBRADO.B2:TENSAO_CALIBRADO.F2 TENSAO_CALIBRADO.B5:TENSAO_CALIBRADO.B5 TENSAO_CALIBRADO.B5:TENSAO_CALIBRADO.F5 TENSAO_CALIBRADO.B2:TENSAO_CALIBRADO.F2 TENSAO_CALIBRADO.B4:TENSAO_CALIBRADO.B4 TENSAO_CALIBRADO.B4:TENSAO_CALIBRADO.F4 TENSAO_CALIBRADO.B2:TENSAO_CALIBRADO.F2 TENSAO_CALIBRADO.B3:TENSAO_CALIBRADO.B3 TENSAO_CALIBRADO.B3:TENSAO_CALIBRADO.F3 TENSAO_CALIBRADO.B2:TENSAO_CALIBRADO.F2 TENSAO_CALIBRADO.B3:TENSAO_CALIBRADO.B3 TENSAO_CALIBRADO.B3:TENSAO_CALIBRADO.F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7.772cm" svg:height="9.921cm" svg:x="8.666cm" svg:y="3.719cm">
            <draw:object draw:notify-on-update-of-ranges="TENSAO_CALIBRADO.A12:TENSAO_CALIBRADO.A16 TENSAO_CALIBRADO.B12:TENSAO_CALIBRADO.B1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Leitura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Tensao</text:p>
          </table:table-cell>
          <table:table-cell table:style-name="ce2" office:value-type="string" calcext:value-type="string">
            <text:p>10 V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table:number-columns-repeated="2"/>
        </table:table-row>
        <table:table-row table:style-name="ro1">
          <table:covered-table-cell/>
          <table:table-cell table:style-name="ce2" office:value-type="string" calcext:value-type="string">
            <text:p>20 V</text:p>
          </table:table-cell>
          <table:table-cell table:number-columns-repeated="2" table:style-name="ce3" office:value-type="float" office:value="19.9" calcext:value-type="float">
            <text:p>19,9</text:p>
          </table:table-cell>
          <table:table-cell table:style-name="ce3" table:number-columns-repeated="2"/>
        </table:table-row>
        <table:table-row table:style-name="ro1">
          <table:covered-table-cell/>
          <table:table-cell table:style-name="ce2" office:value-type="string" calcext:value-type="string">
            <text:p>30 V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table:number-columns-repeated="2"/>
        </table:table-row>
        <table:table-row table:style-name="ro1">
          <table:covered-table-cell/>
          <table:table-cell table:style-name="ce2" office:value-type="string" calcext:value-type="string">
            <text:p>40 V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table:number-columns-repeated="2"/>
        </table:table-row>
        <table:table-row table:style-name="ro1">
          <table:covered-table-cell/>
          <table:table-cell table:style-name="ce2" office:value-type="string" calcext:value-type="string">
            <text:p>50 V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3"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3" table:formula="of:=MEDIAN([.B3:.E3])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3" table:formula="of:=MEDIAN([.B4:.E4])" office:value-type="float" office:value="19.9" calcext:value-type="float">
            <text:p>19,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3" table:formula="of:=MEDIAN([.B5:.E5])" office:value-type="float" office:value="30" calcext:value-type="float">
            <text:p>3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3" table:formula="of:=MEDIAN([.B6:.E6])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3" table:formula="of:=MEDIAN([.B7:.E7])" office:value-type="float" office:value="50" calcext:value-type="float">
            <text:p>5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2">
          <table:table-cell table:style-name="ce4" office:value-type="string" calcext:value-type="string">
            <text:p>Valor <text:s/>Lido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Valor Corrigido </text:p>
          </table:table-cell>
          <table:table-cell table:style-name="ce7" table:formula="of:=0.99899402*[.B22]+0.05011592802" office:value-type="float" office:value="41.00887074802" calcext:value-type="float">
            <text:p>41,008870748</text:p>
          </table:table-cell>
          <table:table-cell table:number-columns-repeated="4"/>
        </table:table-row>
      </table:table>
      <table:table table:name="CORRENTE_CALIBRADO" table:style-name="ta1">
        <table:shapes>
          <draw:frame draw:z-index="0" draw:style-name="gr1" draw:text-style-name="P1" svg:width="20.846cm" svg:height="10.657cm" svg:x="17.163cm" svg:y="0.206cm">
            <draw:object draw:notify-on-update-of-ranges="CORRENTE_CALIBRADO.B2:CORRENTE_CALIBRADO.F2 CORRENTE_CALIBRADO.B8:CORRENTE_CALIBRADO.B8 CORRENTE_CALIBRADO.B8:CORRENTE_CALIBRADO.F8 CORRENTE_CALIBRADO.B2:CORRENTE_CALIBRADO.F2 CORRENTE_CALIBRADO.B7:CORRENTE_CALIBRADO.B7 CORRENTE_CALIBRADO.B7:CORRENTE_CALIBRADO.F7 CORRENTE_CALIBRADO.B2:CORRENTE_CALIBRADO.F2 CORRENTE_CALIBRADO.B6:CORRENTE_CALIBRADO.B6 CORRENTE_CALIBRADO.B6:CORRENTE_CALIBRADO.F6 CORRENTE_CALIBRADO.B2:CORRENTE_CALIBRADO.F2 CORRENTE_CALIBRADO.B5:CORRENTE_CALIBRADO.B5 CORRENTE_CALIBRADO.B5:CORRENTE_CALIBRADO.F5 CORRENTE_CALIBRADO.B2:CORRENTE_CALIBRADO.F2 CORRENTE_CALIBRADO.B4:CORRENTE_CALIBRADO.B4 CORRENTE_CALIBRADO.B4:CORRENTE_CALIBRADO.F4 CORRENTE_CALIBRADO.B2:CORRENTE_CALIBRADO.F2 CORRENTE_CALIBRADO.B3:CORRENTE_CALIBRADO.B3 CORRENTE_CALIBRADO.B3:CORRENTE_CALIBRADO.F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8.356cm" svg:y="4.296cm">
            <draw:object draw:notify-on-update-of-ranges="CORRENTE_CALIBRADO.A13:CORRENTE_CALIBRADO.A17 CORRENTE_CALIBRADO.B13:CORRENTE_CALIBRADO.B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Leitur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6">
            <text:p>Corrente</text:p>
          </table:table-cell>
          <table:table-cell office:value-type="string" calcext:value-type="string">
            <text:p>0,5 A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1 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2 A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4 A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8 A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10 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table:number-columns-repeated="2"/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8" office:value-type="string" calcext:value-type="string" table:number-columns-spanned="2" table:number-rows-spanned="1">
            <text:p>Media</text:p>
          </table:table-cell>
          <table:covered-table-cell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table:formula="of:=MEDIAN([.C4:.F4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table:formula="of:=MEDIAN([.C5:.F5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3" table:formula="of:=MEDIAN([.C6:.F6])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3" table:formula="of:=MEDIAN([.C7:.F7])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style-name="ce3" table:formula="of:=MEDIAN([.C8:.F8])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table:style-name="ce4" office:value-type="string" calcext:value-type="string">
            <text:p>Valor <text:s/>Lido</text:p>
          </table:table-cell>
          <table:table-cell table:style-name="ce6" office:value-type="float" office:value="0.4" calcext:value-type="float">
            <text:p>0,4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Valor Corrigido </text:p>
          </table:table-cell>
          <table:table-cell table:style-name="ce7" table:formula="of:=1*[.B19]" office:value-type="float" office:value="0.4" calcext:value-type="float">
            <text:p>0,4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 style:data-style-name="N2" text:time-value="20:43:59.7180852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go Possato</meta:initial-creator>
    <meta:creation-date>2016-06-16T15:41:40.328962166</meta:creation-date>
    <dc:date>2016-06-16T21:33:40.018858910</dc:date>
    <dc:creator>Tiago Possato</dc:creator>
    <meta:editing-duration>PT1H9M6S</meta:editing-duration>
    <meta:editing-cycles>26</meta:editing-cycles>
    <meta:generator>LibreOffice/4.3.3.2$Linux_X86_64 LibreOffice_project/430m0$Build-2</meta:generator>
    <meta:document-statistic meta:table-count="4" meta:cell-count="17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27cm" svg:height="10.473cm" xlink:href=".." xlink:type="simple" chart:class="chart:scatter" chart:style-name="ch1">
        <chart:legend chart:legend-position="end" svg:x="19.569cm" svg:y="3.692cm" style:legend-expansion="high" chart:style-name="ch2"/>
        <chart:plot-area chart:style-name="ch3" table:cell-range-address="TENSAO.B2:TENSAO.F3 TENSAO.B4:TENSAO.F7" chart:data-source-has-labels="column" svg:x="0.432cm" svg:y="0.209cm" svg:width="18.705cm" svg:height="10.055cm">
          <chartooo:coordinate-region svg:x="1.053cm" svg:y="0.408cm" svg:width="17.844cm" svg:height="9.2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NSAO.B7:TENSAO.F7" chart:label-cell-address="TENSAO.B7:TENSAO.B7" chart:class="chart:scatter">
            <chart:domain table:cell-range-address="TENSAO.B2:TENSAO.F2"/>
            <chart:data-point chart:repeated="5"/>
          </chart:series>
          <chart:series chart:style-name="ch8" chart:values-cell-range-address="TENSAO.B6:TENSAO.F6" chart:label-cell-address="TENSAO.B6:TENSAO.B6" chart:class="chart:scatter">
            <chart:data-point chart:repeated="5"/>
          </chart:series>
          <chart:series chart:style-name="ch9" chart:values-cell-range-address="TENSAO.B5:TENSAO.F5" chart:label-cell-address="TENSAO.B5:TENSAO.B5" chart:class="chart:scatter">
            <chart:data-point chart:repeated="5"/>
          </chart:series>
          <chart:series chart:style-name="ch10" chart:values-cell-range-address="TENSAO.B4:TENSAO.F4" chart:label-cell-address="TENSAO.B4:TENSAO.B4" chart:class="chart:scatter">
            <chart:data-point chart:repeated="5"/>
          </chart:series>
          <chart:series chart:style-name="ch11" chart:values-cell-range-address="TENSAO.B3:TENSAO.F3" chart:label-cell-address="TENSAO.B3:TENSAO.B3" chart:class="chart:scatter">
            <chart:data-point chart:repeated="5"/>
          </chart:series>
          <chart:series chart:style-name="ch12" chart:values-cell-range-address="TENSAO.B3:TENSAO.F3" chart:label-cell-address="TENSAO.B3:TENSAO.B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ENSAO.B2:TENSAO.F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 V</text:p>
                <draw:g>
                  <svg:desc>TENSAO.B7:TENSAO.B7</svg:desc>
                </draw:g>
              </table:table-cell>
              <table:table-cell office:value-type="float" office:value="NaN">
                <text:p>NaN</text:p>
                <draw:g>
                  <svg:desc>TENSAO.B7:TENSAO.F7</svg:desc>
                </draw:g>
              </table:table-cell>
              <table:table-cell office:value-type="float" office:value="51.2">
                <text:p>51.2</text:p>
              </table:table-cell>
              <table:table-cell office:value-type="float" office:value="52.3">
                <text:p>52.3</text:p>
              </table:table-cell>
              <table:table-cell office:value-type="float" office:value="51.2">
                <text:p>51.2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40 V</text:p>
                <draw:g>
                  <svg:desc>TENSAO.B6:TENSAO.B6</svg:desc>
                </draw:g>
              </table:table-cell>
              <table:table-cell office:value-type="float" office:value="NaN">
                <text:p>NaN</text:p>
                <draw:g>
                  <svg:desc>TENSAO.B6:TENSAO.F6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0.9">
                <text:p>40.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 V</text:p>
                <draw:g>
                  <svg:desc>TENSAO.B5:TENSAO.B5</svg:desc>
                </draw:g>
              </table:table-cell>
              <table:table-cell office:value-type="float" office:value="NaN">
                <text:p>NaN</text:p>
                <draw:g>
                  <svg:desc>TENSAO.B5:TENSAO.F5</svg:desc>
                </draw:g>
              </table:table-cell>
              <table:table-cell office:value-type="float" office:value="30.5">
                <text:p>30.5</text:p>
              </table:table-cell>
              <table:table-cell office:value-type="float" office:value="30.6">
                <text:p>30.6</text:p>
              </table:table-cell>
              <table:table-cell office:value-type="float" office:value="30.6">
                <text:p>30.6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20 V</text:p>
                <draw:g>
                  <svg:desc>TENSAO.B4:TENSAO.B4</svg:desc>
                </draw:g>
              </table:table-cell>
              <table:table-cell office:value-type="float" office:value="NaN">
                <text:p>NaN</text:p>
                <draw:g>
                  <svg:desc>TENSAO.B4:TENSAO.F4</svg:desc>
                </draw:g>
              </table:table-cell>
              <table:table-cell office:value-type="float" office:value="20.3">
                <text:p>20.3</text:p>
              </table:table-cell>
              <table:table-cell office:value-type="float" office:value="20.2">
                <text:p>20.2</text:p>
              </table:table-cell>
              <table:table-cell office:value-type="float" office:value="20.3">
                <text:p>20.3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0 V</text:p>
                <draw:g>
                  <svg:desc>TENSAO.B3:TENSAO.B3</svg:desc>
                </draw:g>
              </table:table-cell>
              <table:table-cell office:value-type="float" office:value="NaN">
                <text:p>NaN</text:p>
                <draw:g>
                  <svg:desc>TENSAO.B3:TENSAO.F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 V</text:p>
                <draw:g>
                  <svg:desc>TENSAO.B3:TENSAO.B3</svg:desc>
                </draw:g>
              </table:table-cell>
              <table:table-cell office:value-type="float" office:value="NaN">
                <text:p>NaN</text:p>
                <draw:g>
                  <svg:desc>TENSAO.B3:TENSAO.F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47cm" svg:height="10.658cm" xlink:href=".." xlink:type="simple" chart:class="chart:scatter" chart:style-name="ch1">
        <chart:legend chart:legend-position="end" svg:x="18.709cm" svg:y="3.785cm" style:legend-expansion="high" chart:style-name="ch2"/>
        <chart:plot-area chart:style-name="ch3" table:cell-range-address="CORRENTE.B2:CORRENTE.F3 CORRENTE.B4:CORRENTE.F8" chart:data-source-has-labels="column" svg:x="0.416cm" svg:y="0.213cm" svg:width="17.877cm" svg:height="10.232cm">
          <chartooo:coordinate-region svg:x="1.143cm" svg:y="0.413cm" svg:width="16.91cm" svg:height="9.3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RRENTE.B8:CORRENTE.F8" chart:label-cell-address="CORRENTE.B8:CORRENTE.B8" chart:class="chart:scatter">
            <chart:domain table:cell-range-address="CORRENTE.B2:CORRENTE.F2"/>
            <chart:data-point chart:repeated="5"/>
          </chart:series>
          <chart:series chart:style-name="ch8" chart:values-cell-range-address="CORRENTE.B7:CORRENTE.F7" chart:label-cell-address="CORRENTE.B7:CORRENTE.B7" chart:class="chart:scatter">
            <chart:data-point chart:repeated="5"/>
          </chart:series>
          <chart:series chart:style-name="ch9" chart:values-cell-range-address="CORRENTE.B6:CORRENTE.F6" chart:label-cell-address="CORRENTE.B6:CORRENTE.B6" chart:class="chart:scatter">
            <chart:data-point chart:repeated="5"/>
          </chart:series>
          <chart:series chart:style-name="ch10" chart:values-cell-range-address="CORRENTE.B5:CORRENTE.F5" chart:label-cell-address="CORRENTE.B5:CORRENTE.B5" chart:class="chart:scatter">
            <chart:data-point chart:repeated="5"/>
          </chart:series>
          <chart:series chart:style-name="ch11" chart:values-cell-range-address="CORRENTE.B4:CORRENTE.F4" chart:label-cell-address="CORRENTE.B4:CORRENTE.B4" chart:class="chart:scatter">
            <chart:data-point chart:repeated="5"/>
          </chart:series>
          <chart:series chart:style-name="ch12" chart:values-cell-range-address="CORRENTE.B3:CORRENTE.F3" chart:label-cell-address="CORRENTE.B3:CORRENTE.B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CORRENTE.B2:CORRENTE.F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 A</text:p>
                <draw:g>
                  <svg:desc>CORRENTE.B8:CORRENTE.B8</svg:desc>
                </draw:g>
              </table:table-cell>
              <table:table-cell office:value-type="float" office:value="NaN">
                <text:p>NaN</text:p>
                <draw:g>
                  <svg:desc>CORRENTE.B8:CORRENTE.F8</svg:desc>
                </draw:g>
              </table:table-cell>
              <table:table-cell office:value-type="float" office:value="7.9">
                <text:p>7.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 A</text:p>
                <draw:g>
                  <svg:desc>CORRENTE.B7:CORRENTE.B7</svg:desc>
                </draw:g>
              </table:table-cell>
              <table:table-cell office:value-type="float" office:value="NaN">
                <text:p>NaN</text:p>
                <draw:g>
                  <svg:desc>CORRENTE.B7:CORRENTE.F7</svg:desc>
                </draw:g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 A</text:p>
                <draw:g>
                  <svg:desc>CORRENTE.B6:CORRENTE.B6</svg:desc>
                </draw:g>
              </table:table-cell>
              <table:table-cell office:value-type="float" office:value="NaN">
                <text:p>NaN</text:p>
                <draw:g>
                  <svg:desc>CORRENTE.B6:CORRENTE.F6</svg:desc>
                </draw:g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 A</text:p>
                <draw:g>
                  <svg:desc>CORRENTE.B5:CORRENTE.B5</svg:desc>
                </draw:g>
              </table:table-cell>
              <table:table-cell office:value-type="float" office:value="NaN">
                <text:p>NaN</text:p>
                <draw:g>
                  <svg:desc>CORRENTE.B5:CORRENTE.F5</svg:desc>
                </draw:g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 A</text:p>
                <draw:g>
                  <svg:desc>CORRENTE.B4:CORRENTE.B4</svg:desc>
                </draw:g>
              </table:table-cell>
              <table:table-cell office:value-type="float" office:value="NaN">
                <text:p>NaN</text:p>
                <draw:g>
                  <svg:desc>CORRENTE.B4:CORRENTE.F4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0,5 A</text:p>
                <draw:g>
                  <svg:desc>CORRENTE.B3:CORRENTE.B3</svg:desc>
                </draw:g>
              </table:table-cell>
              <table:table-cell office:value-type="float" office:value="NaN">
                <text:p>NaN</text:p>
                <draw:g>
                  <svg:desc>CORRENTE.B3:CORRENTE.F3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73cm" svg:height="9.922cm" xlink:href=".." xlink:type="simple" chart:class="chart:scatter" chart:style-name="ch1">
        <chart:legend chart:legend-position="end" svg:x="13.783cm" svg:y="4.413cm" style:legend-expansion="high" chart:style-name="ch2"/>
        <chart:plot-area chart:style-name="ch3" table:cell-range-address="TENSAO.A12:TENSAO.B16" svg:x="0.355cm" svg:y="0.198cm" svg:width="13.073cm" svg:height="9.526cm">
          <chartooo:coordinate-region svg:x="0.976cm" svg:y="0.397cm" svg:width="12.266cm" svg:height="8.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NSAO.B12:TENSAO.B16" chart:class="chart:scatter">
            <chart:domain table:cell-range-address="TENSAO.A12:TENSAO.A16"/>
            <chart:regression-curve chart:style-name="ch7">
              <chart:equation chart:display-equation="true" chart:display-r-square="false" svg:x="1.527cm" svg:y="0.622cm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ENSAO.A12:TENSAO.A16</svg:desc>
                </draw:g>
              </table:table-cell>
              <table:table-cell office:value-type="float" office:value="10">
                <text:p>10</text:p>
                <draw:g>
                  <svg:desc>TENSAO.B12:TENSAO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3">
                <text:p>2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6">
                <text:p>3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2">
                <text:p>51.2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952cm" style:legend-expansion="high" chart:style-name="ch2"/>
        <chart:plot-area chart:style-name="ch3" table:cell-range-address="CORRENTE.A13:CORRENTE.B17" svg:x="0.32cm" svg:y="0.18cm" svg:width="11.37cm" svg:height="8.64cm">
          <chartooo:coordinate-region svg:x="0.941cm" svg:y="0.379cm" svg:width="10.6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RRENTE.B13:CORRENTE.B17" chart:class="chart:scatter">
            <chart:domain table:cell-range-address="CORRENTE.A13:CORRENTE.A17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CORRENTE.A13:CORRENTE.A17</svg:desc>
                </draw:g>
              </table:table-cell>
              <table:table-cell office:value-type="float" office:value="1">
                <text:p>1</text:p>
                <draw:g>
                  <svg:desc>CORRENTE.B13:CORRENTE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">
                <text:p>6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47cm" svg:height="10.658cm" xlink:href=".." xlink:type="simple" chart:class="chart:scatter" chart:style-name="ch1">
        <chart:legend chart:legend-position="end" svg:x="18.709cm" svg:y="3.785cm" style:legend-expansion="high" chart:style-name="ch2"/>
        <chart:plot-area chart:style-name="ch3" table:cell-range-address="CORRENTE_CALIBRADO.B2:CORRENTE_CALIBRADO.F3 CORRENTE_CALIBRADO.B4:CORRENTE_CALIBRADO.F8" chart:data-source-has-labels="column" svg:x="0.416cm" svg:y="0.213cm" svg:width="17.877cm" svg:height="10.232cm">
          <chartooo:coordinate-region svg:x="1.328cm" svg:y="0.412cm" svg:width="16.725cm" svg:height="9.3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RRENTE_CALIBRADO.B8:CORRENTE_CALIBRADO.F8" chart:label-cell-address="CORRENTE_CALIBRADO.B8:CORRENTE_CALIBRADO.B8" chart:class="chart:scatter">
            <chart:domain table:cell-range-address="CORRENTE_CALIBRADO.B2:CORRENTE_CALIBRADO.F2"/>
            <chart:data-point chart:repeated="5"/>
          </chart:series>
          <chart:series chart:style-name="ch8" chart:values-cell-range-address="CORRENTE_CALIBRADO.B7:CORRENTE_CALIBRADO.F7" chart:label-cell-address="CORRENTE_CALIBRADO.B7:CORRENTE_CALIBRADO.B7" chart:class="chart:scatter">
            <chart:data-point chart:repeated="5"/>
          </chart:series>
          <chart:series chart:style-name="ch9" chart:values-cell-range-address="CORRENTE_CALIBRADO.B6:CORRENTE_CALIBRADO.F6" chart:label-cell-address="CORRENTE_CALIBRADO.B6:CORRENTE_CALIBRADO.B6" chart:class="chart:scatter">
            <chart:data-point chart:repeated="5"/>
          </chart:series>
          <chart:series chart:style-name="ch10" chart:values-cell-range-address="CORRENTE_CALIBRADO.B5:CORRENTE_CALIBRADO.F5" chart:label-cell-address="CORRENTE_CALIBRADO.B5:CORRENTE_CALIBRADO.B5" chart:class="chart:scatter">
            <chart:data-point chart:repeated="5"/>
          </chart:series>
          <chart:series chart:style-name="ch11" chart:values-cell-range-address="CORRENTE_CALIBRADO.B4:CORRENTE_CALIBRADO.F4" chart:label-cell-address="CORRENTE_CALIBRADO.B4:CORRENTE_CALIBRADO.B4" chart:class="chart:scatter">
            <chart:data-point chart:repeated="5"/>
          </chart:series>
          <chart:series chart:style-name="ch12" chart:values-cell-range-address="CORRENTE_CALIBRADO.B3:CORRENTE_CALIBRADO.F3" chart:label-cell-address="CORRENTE_CALIBRADO.B3:CORRENTE_CALIBRADO.B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CORRENTE_CALIBRADO.B2:CORRENTE_CALIBRADO.F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 A</text:p>
                <draw:g>
                  <svg:desc>CORRENTE_CALIBRADO.B8:CORRENTE_CALIBRADO.B8</svg:desc>
                </draw:g>
              </table:table-cell>
              <table:table-cell office:value-type="float" office:value="NaN">
                <text:p>NaN</text:p>
                <draw:g>
                  <svg:desc>CORRENTE_CALIBRADO.B8:CORRENTE_CALIBRADO.F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 A</text:p>
                <draw:g>
                  <svg:desc>CORRENTE_CALIBRADO.B7:CORRENTE_CALIBRADO.B7</svg:desc>
                </draw:g>
              </table:table-cell>
              <table:table-cell office:value-type="float" office:value="NaN">
                <text:p>NaN</text:p>
                <draw:g>
                  <svg:desc>CORRENTE_CALIBRADO.B7:CORRENTE_CALIBRADO.F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A</text:p>
                <draw:g>
                  <svg:desc>CORRENTE_CALIBRADO.B6:CORRENTE_CALIBRADO.B6</svg:desc>
                </draw:g>
              </table:table-cell>
              <table:table-cell office:value-type="float" office:value="NaN">
                <text:p>NaN</text:p>
                <draw:g>
                  <svg:desc>CORRENTE_CALIBRADO.B6:CORRENTE_CALIBRADO.F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 A</text:p>
                <draw:g>
                  <svg:desc>CORRENTE_CALIBRADO.B5:CORRENTE_CALIBRADO.B5</svg:desc>
                </draw:g>
              </table:table-cell>
              <table:table-cell office:value-type="float" office:value="NaN">
                <text:p>NaN</text:p>
                <draw:g>
                  <svg:desc>CORRENTE_CALIBRADO.B5:CORRENTE_CALIBRADO.F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 A</text:p>
                <draw:g>
                  <svg:desc>CORRENTE_CALIBRADO.B4:CORRENTE_CALIBRADO.B4</svg:desc>
                </draw:g>
              </table:table-cell>
              <table:table-cell office:value-type="float" office:value="NaN">
                <text:p>NaN</text:p>
                <draw:g>
                  <svg:desc>CORRENTE_CALIBRADO.B4:CORRENTE_CALIBRADO.F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5 A</text:p>
                <draw:g>
                  <svg:desc>CORRENTE_CALIBRADO.B3:CORRENTE_CALIBRADO.B3</svg:desc>
                </draw:g>
              </table:table-cell>
              <table:table-cell office:value-type="float" office:value="NaN">
                <text:p>NaN</text:p>
                <draw:g>
                  <svg:desc>CORRENTE_CALIBRADO.B3:CORRENTE_CALIBRADO.F3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952cm" style:legend-expansion="high" chart:style-name="ch2"/>
        <chart:plot-area chart:style-name="ch3" table:cell-range-address="CORRENTE_CALIBRADO.A13:CORRENTE_CALIBRADO.B17" svg:x="0.32cm" svg:y="0.18cm" svg:width="11.37cm" svg:height="8.64cm">
          <chartooo:coordinate-region svg:x="0.941cm" svg:y="0.379cm" svg:width="10.5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RRENTE_CALIBRADO.B13:CORRENTE_CALIBRADO.B17" chart:class="chart:scatter">
            <chart:domain table:cell-range-address="CORRENTE_CALIBRADO.A13:CORRENTE_CALIBRADO.A17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RRENTE_CALIBRADO.A13:CORRENTE_CALIBRADO.A17</svg:desc>
                </draw:g>
              </table:table-cell>
              <table:table-cell office:value-type="float" office:value="1">
                <text:p>1</text:p>
                <draw:g>
                  <svg:desc>CORRENTE_CALIBRADO.B13:CORRENTE_CALIBRADO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27cm" svg:height="10.473cm" xlink:href=".." xlink:type="simple" chart:class="chart:scatter" chart:style-name="ch1">
        <chart:legend chart:legend-position="end" svg:x="19.569cm" svg:y="3.692cm" style:legend-expansion="high" chart:style-name="ch2"/>
        <chart:plot-area chart:style-name="ch3" table:cell-range-address="TENSAO_CALIBRADO.B2:TENSAO_CALIBRADO.F3 TENSAO_CALIBRADO.B4:TENSAO_CALIBRADO.F7" chart:data-source-has-labels="column" svg:x="0.432cm" svg:y="0.209cm" svg:width="18.705cm" svg:height="10.055cm">
          <chartooo:coordinate-region svg:x="1.053cm" svg:y="0.408cm" svg:width="17.844cm" svg:height="9.2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NSAO_CALIBRADO.B7:TENSAO_CALIBRADO.F7" chart:label-cell-address="TENSAO_CALIBRADO.B7:TENSAO_CALIBRADO.B7" chart:class="chart:scatter">
            <chart:domain table:cell-range-address="TENSAO_CALIBRADO.B2:TENSAO_CALIBRADO.F2"/>
            <chart:data-point chart:repeated="5"/>
          </chart:series>
          <chart:series chart:style-name="ch8" chart:values-cell-range-address="TENSAO_CALIBRADO.B6:TENSAO_CALIBRADO.F6" chart:label-cell-address="TENSAO_CALIBRADO.B6:TENSAO_CALIBRADO.B6" chart:class="chart:scatter">
            <chart:data-point chart:repeated="5"/>
          </chart:series>
          <chart:series chart:style-name="ch9" chart:values-cell-range-address="TENSAO_CALIBRADO.B5:TENSAO_CALIBRADO.F5" chart:label-cell-address="TENSAO_CALIBRADO.B5:TENSAO_CALIBRADO.B5" chart:class="chart:scatter">
            <chart:data-point chart:repeated="5"/>
          </chart:series>
          <chart:series chart:style-name="ch10" chart:values-cell-range-address="TENSAO_CALIBRADO.B4:TENSAO_CALIBRADO.F4" chart:label-cell-address="TENSAO_CALIBRADO.B4:TENSAO_CALIBRADO.B4" chart:class="chart:scatter">
            <chart:data-point chart:repeated="5"/>
          </chart:series>
          <chart:series chart:style-name="ch11" chart:values-cell-range-address="TENSAO_CALIBRADO.B3:TENSAO_CALIBRADO.F3" chart:label-cell-address="TENSAO_CALIBRADO.B3:TENSAO_CALIBRADO.B3" chart:class="chart:scatter">
            <chart:data-point chart:repeated="5"/>
          </chart:series>
          <chart:series chart:style-name="ch12" chart:values-cell-range-address="TENSAO_CALIBRADO.B3:TENSAO_CALIBRADO.F3" chart:label-cell-address="TENSAO_CALIBRADO.B3:TENSAO_CALIBRADO.B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ENSAO_CALIBRADO.B2:TENSAO_CALIBRADO.F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 V</text:p>
                <draw:g>
                  <svg:desc>TENSAO_CALIBRADO.B7:TENSAO_CALIBRADO.B7</svg:desc>
                </draw:g>
              </table:table-cell>
              <table:table-cell office:value-type="float" office:value="NaN">
                <text:p>NaN</text:p>
                <draw:g>
                  <svg:desc>TENSAO_CALIBRADO.B7:TENSAO_CALIBRADO.F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 V</text:p>
                <draw:g>
                  <svg:desc>TENSAO_CALIBRADO.B6:TENSAO_CALIBRADO.B6</svg:desc>
                </draw:g>
              </table:table-cell>
              <table:table-cell office:value-type="float" office:value="NaN">
                <text:p>NaN</text:p>
                <draw:g>
                  <svg:desc>TENSAO_CALIBRADO.B6:TENSAO_CALIBRADO.F6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 V</text:p>
                <draw:g>
                  <svg:desc>TENSAO_CALIBRADO.B5:TENSAO_CALIBRADO.B5</svg:desc>
                </draw:g>
              </table:table-cell>
              <table:table-cell office:value-type="float" office:value="NaN">
                <text:p>NaN</text:p>
                <draw:g>
                  <svg:desc>TENSAO_CALIBRADO.B5:TENSAO_CALIBRADO.F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 V</text:p>
                <draw:g>
                  <svg:desc>TENSAO_CALIBRADO.B4:TENSAO_CALIBRADO.B4</svg:desc>
                </draw:g>
              </table:table-cell>
              <table:table-cell office:value-type="float" office:value="NaN">
                <text:p>NaN</text:p>
                <draw:g>
                  <svg:desc>TENSAO_CALIBRADO.B4:TENSAO_CALIBRADO.F4</svg:desc>
                </draw:g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 V</text:p>
                <draw:g>
                  <svg:desc>TENSAO_CALIBRADO.B3:TENSAO_CALIBRADO.B3</svg:desc>
                </draw:g>
              </table:table-cell>
              <table:table-cell office:value-type="float" office:value="NaN">
                <text:p>NaN</text:p>
                <draw:g>
                  <svg:desc>TENSAO_CALIBRADO.B3:TENSAO_CALIBRADO.F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 V</text:p>
                <draw:g>
                  <svg:desc>TENSAO_CALIBRADO.B3:TENSAO_CALIBRADO.B3</svg:desc>
                </draw:g>
              </table:table-cell>
              <table:table-cell office:value-type="float" office:value="NaN">
                <text:p>NaN</text:p>
                <draw:g>
                  <svg:desc>TENSAO_CALIBRADO.B3:TENSAO_CALIBRADO.F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73cm" svg:height="9.922cm" xlink:href=".." xlink:type="simple" chart:class="chart:scatter" chart:style-name="ch1">
        <chart:legend chart:legend-position="end" svg:x="13.783cm" svg:y="4.413cm" style:legend-expansion="high" chart:style-name="ch2"/>
        <chart:plot-area chart:style-name="ch3" table:cell-range-address="TENSAO_CALIBRADO.A12:TENSAO_CALIBRADO.B16" svg:x="0.355cm" svg:y="0.198cm" svg:width="13.073cm" svg:height="9.526cm">
          <chartooo:coordinate-region svg:x="0.976cm" svg:y="0.397cm" svg:width="12.266cm" svg:height="8.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NSAO_CALIBRADO.B12:TENSAO_CALIBRADO.B16" chart:class="chart:scatter">
            <chart:domain table:cell-range-address="TENSAO_CALIBRADO.A12:TENSAO_CALIBRADO.A16"/>
            <chart:regression-curve chart:style-name="ch7">
              <chart:equation chart:display-equation="true" chart:display-r-square="false" svg:x="1.527cm" svg:y="0.622cm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ENSAO_CALIBRADO.A12:TENSAO_CALIBRADO.A16</svg:desc>
                </draw:g>
              </table:table-cell>
              <table:table-cell office:value-type="float" office:value="10">
                <text:p>10</text:p>
                <draw:g>
                  <svg:desc>TENSAO_CALIBRADO.B12:TENSAO_CALIBRADO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9">
                <text:p>19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